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 3-14-2016</text:p>
      <text:p text:style-name="Standard">Update:</text:p>
      <text:list xml:id="list3124672776955704957" text:style-name="L2">
        <text:list-item>
          <text:p text:style-name="P3">Created Database Schema</text:p>
        </text:list-item>
        <text:list-item>
          <text:p text:style-name="P3">Created Create statements for Database setup</text:p>
        </text:list-item>
        <text:list-item>
          <text:p text:style-name="P3">Created Recycle View for viewing all Transactions</text:p>
        </text:list-item>
        <text:list-item>
          <text:p text:style-name="P3">Created View for Viewing and editing a Transaction (just view does nothing)</text:p>
        </text:list-item>
      </text:list>
      <text:list xml:id="list5128464999552939186" text:style-name="L3">
        <text:list-item>
          <text:p text:style-name="P4">Created view and activity for adding Places</text:p>
        </text:list-item>
      </text:list>
      <text:p text:style-name="Standard"/>
      <text:p text:style-name="Standard">Problems Occurred:</text:p>
      <text:p text:style-name="Standard">Could not import code from Criminal intent (was going to use basis from another program previously written) had to remodel and start full app from scratch </text:p>
      <text:p text:style-name="Standard"/>
      <text:p text:style-name="Standard">Plans: </text:p>
      <text:p text:style-name="Standard">By 3-17-2016:</text:p>
      <text:list xml:id="list2326434851436741266" text:style-name="L4">
        <text:list-item>
          <text:p text:style-name="P5">Have database tied up to views and app</text:p>
        </text:list-item>
        <text:list-item>
          <text:p text:style-name="P5">Be able to enter in and keep Transactions</text:p>
        </text:list-item>
        <text:list-item>
          <text:p text:style-name="P5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  <text:p text:style-name="P1">Date: 3-15-2016</text:p>
      <text:p text:style-name="Standard">Update:</text:p>
      <text:list xml:id="list3231769018266370919" text:style-name="L1">
        <text:list-item>
          <text:p text:style-name="P2">Added Updates to Recycler View upon <text:s/>editing a transaction</text:p>
        </text:list-item>
        <text:list-item>
          <text:p text:style-name="P2">Added a pager to swipe between Transactions rather than always have to return to the recycle view</text:p>
        </text:list-item>
        <text:list-item>
          <text:p text:style-name="P2">Added in both Editing Date and Time of transactions as well as Updating for both on recycler view</text:p>
        </text:list-item>
        <text:list-item>
          <text:p text:style-name="P2">Reorganized and added to the transaction view</text:p>
        </text:list-item>
        <text:list-item>
          <text:p text:style-name="P2">Added to Menu Bar (Added an add Transaction Button that does go to the transaction editor page and a Show/Hide subtitle that shows the number of transaction so far)</text:p>
        </text:list-item>
      </text:list>
      <text:p text:style-name="Standard"/>
      <text:p text:style-name="Standard">Problems Occurred/Difficulties:</text:p>
      <text:p text:style-name="Standard">Time and Date are in separate selectors but they are stored in on item called a date which is time and date collectively</text:p>
      <text:p text:style-name="Standard"/>
      <text:p text:style-name="Standard">Plans: </text:p>
      <text:p text:style-name="Standard">By 3-17-2016:</text:p>
      <text:list xml:id="list43649890" text:continue-list="list2326434851436741266" text:style-name="L4">
        <text:list-item>
          <text:p text:style-name="P5">Have database tied up to views and app</text:p>
        </text:list-item>
        <text:list-item>
          <text:p text:style-name="P5">Be able to enter in and keep Transactions</text:p>
        </text:list-item>
        <text:list-item>
          <text:p text:style-name="P5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e Geiger</meta:initial-creator>
    <meta:creation-date>2016-03-15T14:23:01.83</meta:creation-date>
    <meta:generator>OpenOffice/4.1.1$Win32 OpenOffice.org_project/411m6$Build-9775</meta:generator>
    <dc:date>2016-03-15T23:47:28.13</dc:date>
    <dc:creator>Nicole Geiger</dc:creator>
    <meta:editing-duration>PT4H14M44S</meta:editing-duration>
    <meta:editing-cycles>5</meta:editing-cycles>
    <meta:document-statistic meta:table-count="0" meta:image-count="0" meta:object-count="0" meta:page-count="1" meta:paragraph-count="28" meta:word-count="272" meta:character-count="1559"/>
  </office:meta>
</office:document-meta>
</file>